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14/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ow.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11"/>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11"/>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1"/>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11"/>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11"/>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
      <text:list xml:id="list2403671770"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getPosterPath</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setPosterPath</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
      <text:p text:style-name="P4"/>
      <text:list xml:id="list193908431137932" text:continue-numbering="true" text:style-name="WWNum1">
        <text:list-item>
          <text:p text:style-name="P17"/>
        </text:list-item>
        <text:list-item>
          <text:p text:style-name="P17"/>
        </text:list-item>
      </text:list>
      <text:p text:style-name="P4"/>
      <text:p text:style-name="P4"/>
      <text:p text:style-name="P4"/>
      <text:p text:style-name="P4"/>
      <text:list xml:id="list193906632236553"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73" meta:word-count="377" meta:character-count="2348" meta:non-whitespace-character-count="2019"/>
    <meta:generator>LibreOfficeDev/6.0.5.2$Linux_X86_64 LibreOffice_project/</meta:generator>
  </office:meta>
</office:document-meta>
</file>